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fo:font-size="20pt" fo:font-weight="bold" style:font-size-asian="20pt" style:font-weight-asian="bold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3b839" style:font-weight-asian="normal" style:font-weight-complex="normal"/>
    </style:style>
    <style:style style:name="T4" style:family="text">
      <style:text-properties officeooo:rsid="0013b8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géemonie v 3.1</text:p>
      <text:p text:style-name="P1"><text:span text:style-name="T1">Egéemonie</text:span> (Aegemonia in english) est une variante <text:span text:style-name="T4">à</text:span> 6 joueurs dans une <text:s/><text:span text:style-name="T4">G</text:span>r<text:span text:style-name="T4">è</text:span>ce classique (-600) un peu fantasmée<text:span text:style-name="T4">.</text:span></text:p>
      <text:p text:style-name="P1">les 6 puissances sont Ath<text:span text:style-name="T4">è</text:span>nes, Crête, Ionia, Macedoine, Sparte et Troie</text:p>
      <text:p text:style-name="P1"><text:span text:style-name="T1">Position initiale </text:span>: chaque puissance commence avec 4 centres et 3 unites initiales et peu<text:span text:style-name="T4">t</text:span> par la suite construire dans chacun de ses 4 centres initiaux<text:span text:style-name="T4">.</text:span></text:p>
      <text:p text:style-name="P1"><text:span text:style-name="T1">Canaux</text:span> : Hellespont, Troias, Byzantion , Bythinia, Korinthios, Megara fonctionne<text:span text:style-name="T4">nt</text:span> comme des canaux. Egeemonie ne poss<text:span text:style-name="T4">è</text:span>de donc aucune provinces avec deux côtes<text:span text:style-name="T4">.</text:span></text:p>
      <text:p text:style-name="P1"><text:span text:style-name="T1">Pont</text:span> : Olympia &amp; Stratos, Etolia&amp; Achaia, Marathon &amp; Eretre, Lesbos &amp; Pergamon, Chiros &amp; Ephese, Milet &amp; Samos sont li<text:span text:style-name="T4">é</text:span>s par des ponts de communication<text:span text:style-name="T4">.</text:span></text:p>
      <text:p text:style-name="P2">Centres maritimes : <text:span text:style-name="T2">Delos, Thera, Naxos, Limnos sont des zones maritime et des centres de ravitaillement. Une flotte stationn</text:span><text:span text:style-name="T3">ée</text:span><text:span text:style-name="T2"> </text:span><text:span text:style-name="T3">à</text:span><text:span text:style-name="T2"> l'interieur d'un centre maritime peut convoyer. Une armee ne peu</text:span><text:span text:style-name="T3">t</text:span><text:span text:style-name="T2"> y statione</text:span><text:span text:style-name="T3">r.</text:span><text:span text:style-name="T2"> </text:span></text:p>
      <text:p text:style-name="P2">Iles : <text:span text:style-name="T2">Lesbos, Chiros, Samos &amp; Rhodes sont des zones insulaires (</text:span><text:span text:style-name="T3">i.e. des </text:span><text:span text:style-name="T2">zone coti</text:span><text:span text:style-name="T3">è</text:span><text:span text:style-name="T2">re)</text:span></text:p>
      <text:p text:style-name="P1"><text:span text:style-name="T4">S</text:span>i les zones de <text:s/>Lesbos Chiros &amp; Samos contienne<text:span text:style-name="T4">nt</text:span> de la mer<text:span text:style-name="T4">,</text:span> c'est uniquement pour l<text:span text:style-name="T4">es</text:span> possibilit<text:span text:style-name="T4">és</text:span> de d<text:span text:style-name="T4">é</text:span>placement<text:span text:style-name="T4">s</text:span> maritime<text:span text:style-name="T4">s</text:span>. Une flotte stationn<text:span text:style-name="T4">ée</text:span> dans une zone insulaire ne peu<text:span text:style-name="T4">t</text:span> convoyer<text:span text:style-name="T4">. </text:span><text:s/><text:span text:style-name="T4">U</text:span>ne armee peu<text:span text:style-name="T4">t</text:span> y stationner<text:span text:style-name="T4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livier</meta:initial-creator>
    <meta:editing-cycles>6</meta:editing-cycles>
    <meta:creation-date>2023-09-06T05:44:00</meta:creation-date>
    <dc:date>2023-10-04T19:07:05.127093470</dc:date>
    <meta:editing-duration>PT1H4M50S</meta:editing-duration>
    <meta:generator>LibreOffice/7.4.7.2$Linux_X86_64 LibreOffice_project/40$Build-2</meta:generator>
    <meta:document-statistic meta:table-count="0" meta:image-count="0" meta:object-count="0" meta:page-count="1" meta:paragraph-count="9" meta:word-count="188" meta:character-count="1180" meta:non-whitespace-character-count="99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